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7">
      <style:table-cell-properties fo:border="thin solid #000000" style:vertical-align="automatic" fo:background-color="#FF0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7">
      <style:table-cell-properties fo:border="thin solid #000000" style:vertical-align="automatic" fo:background-color="#A9D18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7">
      <style:table-cell-properties fo:border="thin solid #000000" style:vertical-align="automatic" fo:background-color="#FF3333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7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5.7943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15" table:default-cell-style-name="ce2"/>
        <table:table-column table:style-name="co3" table:number-columns-repeated="7" table:default-cell-style-name="ce1"/>
        <table:table-column table:style-name="co4" table:number-columns-repeated="15360" table:default-cell-style-name="ce1"/>
        <table:table-row table:style-name="ro1">
          <table:table-cell/>
          <table:table-cell office:value-type="string" table:style-name="ce3">
            <text:p>ICS3U RST</text:p>
          </table:table-cell>
          <table:table-cell table:number-columns-repeated="1015" table:style-name="ce2"/>
          <table:table-cell table:number-columns-repeated="15367"/>
        </table:table-row>
        <table:table-row table:style-name="ro1">
          <table:table-cell/>
          <table:table-cell table:number-columns-repeated="1016" table:style-name="ce2"/>
          <table:table-cell table:number-columns-repeated="15367"/>
        </table:table-row>
        <table:table-row table:style-name="ro1">
          <table:table-cell/>
          <table:table-cell office:value-type="string" table:style-name="ce4">
            <text:p>TASK</text:p>
          </table:table-cell>
          <table:table-cell table:number-columns-repeated="6" table:style-name="ce4"/>
          <table:table-cell table:style-name="ce5"/>
          <table:table-cell office:value-type="string" table:style-name="ce6">
            <text:p>To Be 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table:number-columns-repeated="7" table:style-name="ce4"/>
          <table:table-cell table:style-name="ce7"/>
          <table:table-cell office:value-type="string" table:style-name="ce6">
            <text:p>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Create GUI</text:p>
          </table:table-cell>
          <table:table-cell table:style-name="ce8"/>
          <table:table-cell table:number-columns-repeated="8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Coding</text:p>
          </table:table-cell>
          <table:table-cell table:number-columns-repeated="4" table:style-name="ce8"/>
          <table:table-cell table:number-columns-repeated="5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test code</text:p>
          </table:table-cell>
          <table:table-cell table:style-name="ce4"/>
          <table:table-cell table:number-columns-repeated="3" table:style-name="ce8"/>
          <table:table-cell table:number-columns-repeated="5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Debug</text:p>
          </table:table-cell>
          <table:table-cell table:style-name="ce4"/>
          <table:table-cell table:number-columns-repeated="3" table:style-name="ce8"/>
          <table:table-cell table:style-name="ce4"/>
          <table:table-cell table:style-name="ce9"/>
          <table:table-cell table:number-columns-repeated="3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Final testing</text:p>
          </table:table-cell>
          <table:table-cell table:number-columns-repeated="3" table:style-name="ce10"/>
          <table:table-cell table:style-name="ce8"/>
          <table:table-cell table:style-name="ce4"/>
          <table:table-cell table:style-name="ce10"/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Deliver software to costomer</text:p>
          </table:table-cell>
          <table:table-cell table:number-columns-repeated="4" table:style-name="ce10"/>
          <table:table-cell table:style-name="ce8"/>
          <table:table-cell table:style-name="ce10"/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Fix any requested changes</text:p>
          </table:table-cell>
          <table:table-cell table:number-columns-repeated="4" table:style-name="ce10"/>
          <table:table-cell table:style-name="ce8"/>
          <table:table-cell table:style-name="ce10"/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table:style-name="ce4"/>
          <table:table-cell table:number-columns-repeated="6" table:style-name="ce10"/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table:style-name="ce4"/>
          <table:table-cell office:value-type="date" office:date-value="2026-01-13T00:00:00" table:style-name="ce10">
            <text:p>13-Jan</text:p>
          </table:table-cell>
          <table:table-cell office:value-type="date" office:date-value="2026-01-14T00:00:00" table:style-name="ce10">
            <text:p>14-Jan</text:p>
          </table:table-cell>
          <table:table-cell office:value-type="date" office:date-value="2026-01-15T00:00:00" table:style-name="ce10">
            <text:p>15-Jan</text:p>
          </table:table-cell>
          <table:table-cell office:value-type="date" office:date-value="2026-01-16T00:00:00" table:style-name="ce10">
            <text:p>16-Jan</text:p>
          </table:table-cell>
          <table:table-cell office:value-type="date" office:date-value="2026-01-19T00:00:00" table:style-name="ce10">
            <text:p>19-Jan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table:number-columns-repeated="16373"/>
        </table:table-row>
        <table:table-row table:number-rows-repeated="4" table:style-name="ro1">
          <table:table-cell/>
          <table:table-cell table:number-columns-repeated="1016" table:style-name="ce2"/>
          <table:table-cell table:number-columns-repeated="15367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day/>
      <number:text>-</number:text>
      <number:month number:textual="true"/>
    </number:date-style>
    <number:number-style style:name="N37" number:language="en" number:country="US">
      <number:number number:min-integer-digits="1"/>
    </number:number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Xavier Rose-Royo</dc:creator>
    <dc:date>2026-01-12T14:12:25Z</dc:date>
    <meta:editing-cycles>1</meta:editing-cycles>
    <meta:editing-duration>PT165S</meta:editing-duration>
  </office:meta>
</office:document-meta>
</file>